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loext:graphic-properties draw:fill-gradient-name="gradient" draw:fill-hatch-name="hatch"/>
      <style:paragraph-properties fo:margin-top="0.0799in" fo:margin-bottom="0.0799in" style:contextual-spacing="false"/>
      <style:text-properties fo:font-size="18pt" style:font-size-asian="18pt" style:font-size-complex="18pt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top="0in" fo:margin-bottom="0in" style:contextual-spacing="false"/>
    </style:style>
    <style:style style:name="P5" style:family="paragraph" style:parent-style-name="Text_20_body">
      <style:text-properties fo:background-color="#00a933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background-color="#00a933"/>
    </style:style>
    <style:style style:name="P7" style:family="paragraph" style:parent-style-name="Text_20_body" style:list-style-name="L1">
      <style:text-properties fo:background-color="#00a933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background-color="#00a933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background-color="#00a933"/>
    </style:style>
    <style:style style:name="T1" style:family="text">
      <style:text-properties fo:background-color="#00a933" loext:char-shading-value="0"/>
    </style:style>
    <style:style style:name="T2" style:family="text">
      <style:text-properties fo:background-color="#00a933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ბონუსების მართვის სისტემა [Optional]</text:h>
      <text:p text:style-name="P5">შექმენით აპლიკაცია, რომლის საშუალებითაც შესაძლებელი იქნება თანამშრომლებისთვის ბონუსების გაცემა და სხვადასხვა სტატისტიკის დათვლა.</text:p>
      <text:p text:style-name="P5">თითოეული თანამშრომლისთვის შესაძლებელი უნდა იყოს მისი ხელფასის 50%-დან 300%-მდე ბონუსის გაცემა.</text:p>
      <text:p text:style-name="P5">ნებისმიერ თანამშრომელს მითითებული შეიძლება ჰყავდეს რეკომენდატორი თანამშრომელი (რომლის რეკომენდაციითაც აიყვანეს სამსახურში).</text:p>
      <text:p text:style-name="P5">ბონუსის გაცემის შემთხვევაში, თუ თანამშრომელს მითითებული ჰყავს რეკომენდატორი, მასზეც უნდა გაიცეს ბონუსი, რომლის რაოდენობაც უნდა იყოს თავდაპირველი ბონუსის 50%.</text:p>
      <text:p text:style-name="P5">ბონუსების გაცემის ჯაჭვი შეიძლება გავრცელდეს მაქს. 3 დონეზე.</text:p>
      <text:p text:style-name="P5">მაგ. სისტემაში არსებობს სამი თანამშრომელი:</text:p>
      <text:list xml:id="list2381168500" text:style-name="L1">
        <text:list-item>
          <text:p text:style-name="P6">Employee1 </text:p>
        </text:list-item>
        <text:list-item>
          <text:p text:style-name="P6">Employee2 </text:p>
        </text:list-item>
        <text:list-item>
          <text:p text:style-name="P6">Employee3 </text:p>
        </text:list-item>
        <text:list-item>
          <text:p text:style-name="P7">Employee4 </text:p>
        </text:list-item>
      </text:list>
      <text:p text:style-name="P5">თუ Employee4 სამსახურში აიყვანეს Employee3-ის რეკომენდაციით. Employee3 აიყვანეს Employee2-ის რეკომენდაციით და Employee2 აიყვანეს Employee1-ის რეკომენდაციით, მაშინ Employee4-ზე 500 ლარიანი ბონუსის გაცემის შემთხვევაში, რეკომენდატორ თანამშრომლებზე ასე გადანაწილდება ბონუსები:</text:p>
      <text:p text:style-name="P5">Employee4 - 500 ლარი</text:p>
      <text:p text:style-name="P5">Employee3 - 250 ლარი</text:p>
      <text:p text:style-name="P5">Employee2 - 125 ლარი</text:p>
      <text:p text:style-name="P5">Employee1 - 0 ლარი</text:p>
      <text:p text:style-name="P5">თანამშრომლებს უნდა ჰქონდეთ შემდეგი ძირითადი ველები:</text:p>
      <text:list xml:id="list1243094747" text:style-name="L2">
        <text:list-item>
          <text:p text:style-name="P8">სახელი </text:p>
        </text:list-item>
        <text:list-item>
          <text:p text:style-name="P8">გვარი </text:p>
        </text:list-item>
        <text:list-item>
          <text:p text:style-name="P8">პირადი ნომერი </text:p>
        </text:list-item>
        <text:list-item>
          <text:p text:style-name="P8">ანაზღაურება </text:p>
        </text:list-item>
        <text:list-item>
          <text:p text:style-name="P8">რეკომენდატორი </text:p>
        </text:list-item>
        <text:list-item>
          <text:p text:style-name="P2"><text:span text:style-name="T2">მუშაობის დაწყების თარიღი</text:span> </text:p>
        </text:list-item>
      </text:list>
      <text:p text:style-name="Text_20_body">ბონუსების დათვლის სიზუსტის შესამოწმებლად უნდა არსებობდეს Unit test-ები.</text:p>
      <text:p text:style-name="Text_20_body">აპლიკაციაში ასევე შესაძლებელი უნდა იყოს:</text:p>
      <text:list xml:id="list708143617" text:style-name="L3">
        <text:list-item>
          <text:p text:style-name="P9">მითითებულ თარიღებში გაცემული ბონუსების რაოდენობის დათვლა </text:p>
        </text:list-item>
        <text:list-item>
          <text:p text:style-name="P4"><text:span text:style-name="T2">Top 10 თანამშრომლის პოვნა, ვინც ყველაზე მეტი ბონუსი მიიღო</text:span> </text:p>
        </text:list-item>
        <text:list-item>
          <text:p text:style-name="P3">Top 10 თანამშრომლის პოვნა, ვისი რეკომენდაციითაც ყველაზე მეტი ბონუსი გაიცა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201in" fo:margin-right="0.4146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12T18:44:09.659010801</meta:creation-date>
    <dc:date>2023-02-13T03:28:51.418814512</dc:date>
    <meta:editing-duration>PT2H19M36S</meta:editing-duration>
    <meta:editing-cycles>1</meta:editing-cycles>
    <meta:document-statistic meta:table-count="0" meta:image-count="0" meta:object-count="0" meta:page-count="1" meta:paragraph-count="28" meta:word-count="184" meta:character-count="1475" meta:non-whitespace-character-count="1320"/>
    <meta:generator>LibreOffice/7.3.7.2$MacOSX_X86_64 LibreOffice_project/e114eadc50a9ff8d8c8a0567d6da8f454beeb84f</meta:generator>
  </office:meta>
</office:document-meta>
</file>